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7:25:08.897649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14T17:25:30.467205471</dc:date>
    <meta:editing-duration>PT14H50M59S</meta:editing-duration>
    <meta:editing-cycles>281</meta:editing-cycles>
    <meta:generator>LibreOffice/5.1.6.2$Linux_X86_64 LibreOffice_project/10m0$Build-2</meta:generator>
    <meta:document-statistic meta:table-count="5" meta:cell-count="886" meta:object-count="0"/>
  </office:meta>
</office:document-meta>
</file>